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Now, on that health note, I have been dealing with a condition called</text:p>
      <text:p text:style-name="Preformatted_20_Text">Ankylosing Spondylitis as previously mentioned. The dictionary</text:p>
      <text:p text:style-name="Preformatted_20_Text">definition (<text:span text:style-name="T1">a form of spinal arthritis, chiefly affecting young males,</text:span></text:p>
      <text:p text:style-name="Preformatted_20_Text"><text:span text:style-name="T1">that eventually causes ankylosis of vertebral and sacroiliac joints</text:span>)</text:p>
      <text:p text:style-name="Preformatted_20_Text">Long story short, it has been incredibly debilitating since a few years</text:p>
      <text:p text:style-name="Preformatted_20_Text">prior to the diagnosis on March 23rd, 2017. It has affected all aspects</text:p>
      <text:p text:style-name="Preformatted_20_Text">of my life, and maintaining a sole - trading business and life has only</text:p>
      <text:p text:style-name="Preformatted_20_Text">compounded that issue. Now throughout my life (<text:span text:style-name="T1">Zooming out further?!</text:span>)</text:p>
      <text:p text:style-name="Preformatted_20_Text">I have always felt a disconnect to the world, sometimes not being able</text:p>
      <text:p text:style-name="Preformatted_20_Text">to feel emotion during incredibly traumatic moments or presenting far</text:p>
      <text:p text:style-name="Preformatted_20_Text">too much emotion during the opposite. I never felt connected to others</text:p>
      <text:p text:style-name="Preformatted_20_Text">around me, through family, tennis, school, university, work and beyond.</text:p>
      <text:p text:style-name="Preformatted_20_Text">I kept this bottled up and maintained a very confident, well put</text:p>
      <text:p text:style-name="Preformatted_20_Text">together individual (J<text:span text:style-name="T1">ust look at my school grades, except for the part</text:span></text:p>
      <text:p text:style-name="Preformatted_20_Text"><text:span text:style-name="T1">about my constant disruptive nature</text:span>). Though when looking at it all objectively, I couldn't maintain friendships outside of these domains, and I quickly found I was secluding myself to my own world. I always had a passionate mind towards</text:p>
      <text:p text:style-name="Preformatted_20_Text">anything that was right in front of me but quickly lost interest in</text:p>
      <text:p text:style-name="Preformatted_20_Text">anything that wasn't. Then here comes the kicker. It was always a part</text:p>
      <text:p text:style-name="Preformatted_20_Text">of my family discussion, the term of ADHD (<text:span text:style-name="T1">Attention-Deficit/Hyperactivity Disorder, is a chronic neurodevelopmental disorder that affects attention, hyperactivity, and impulsivity, often continuing from childhood into adulthood</text:span>). But when identifying whether or not I had it, it came with complicated, opposing</text:p>
      <text:p text:style-name="Preformatted_20_Text">answers, left with the understanding that I was perfectly fine. But as I</text:p>
      <text:p text:style-name="Preformatted_20_Text">grew up with this knowledge, it wasn't matching how I was seeing things</text:p>
      <text:p text:style-name="Preformatted_20_Text">from my own perspective. It didn't even match how the world was seeing</text:p>
      <text:p text:style-name="Preformatted_20_Text">me. I was often asked from early childhood, all the way towards</text:p>
      <text:p text:style-name="Preformatted_20_Text">adulthood, whether I had '<text:span text:style-name="T1">something</text:span>'. And I would confidently (<text:span text:style-name="T1">often</text:span></text:p>
      <text:p text:style-name="Preformatted_20_Text"><text:span text:style-name="T1">agitatedly</text:span>) reply, "Certain family members of mine have it, but I was</text:p>
      <text:p text:style-name="Preformatted_20_Text">told I don't". So cut to the end of 2024, when I finally engaged in the discussion from my own thoughts, with my psychologist. I was shown results that proved I had ADHD (<text:span text:style-name="T1">Nathan's clinical presentation and assessment results are strongly consistent with the following diagnosis:314.01 (F90.2) Attention Deficit Hyperactivity Disorder; Combined Presentation, and it very much present as a child</text:span>). Oh, then I found out that I actually was diagnosed as a child, but that was hidden from me. WHAT. Cue Netflix series. So why is this all relevant?Well, I started to grasp a lot about myself through a new lens, that felt like I had put on glasses that could fix my blurred vision. And I've been on ADHD medication as of 2025 and things are different, go fig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30T18:53:32.323000000</dc:date>
    <meta:editing-duration>PT2M47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5" meta:word-count="467" meta:character-count="2820" meta:non-whitespace-character-count="2378"/>
  </office:meta>
</office:document-meta>
</file>